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M</text:span><text:span text:style-name="_31_321">r</text:span><text:span text:style-name="_32_317">.</text:span><text:span text:style-name="_39_"> </text:span><text:span text:style-name="_31_381">S</text:span><text:span text:style-name="_32_113">p</text:span><text:span text:style-name="_37_81">e</text:span><text:span text:style-name="_31_213">a</text:span><text:span text:style-name="_32_245">k</text:span><text:span text:style-name="_33_01">e</text:span><text:span text:style-name="_31_561">r</text:span><text:span text:style-name="_32_401">,</text:span><text:span text:style-name="_39_"> </text:span><text:span text:style-name="_31_717">M</text:span><text:span text:style-name="_32_065">r</text:span><text:span text:style-name="_36_01">.</text:span><text:span text:style-name="_39_05"> </text:span><text:span text:style-name="_32_641">V</text:span><text:span text:style-name="_38_17">i</text:span><text:span text:style-name="_31_129">c</text:span><text:span text:style-name="_32_689">e</text:span><text:span text:style-name="_35_"> </text:span><text:span text:style-name="_31_789">P</text:span><text:span text:style-name="_32_437">r</text:span><text:span text:style-name="_35_17">e</text:span><text:span text:style-name="_31_753">s</text:span><text:span text:style-name="_32_149">i</text:span><text:span text:style-name="_35_17">d</text:span><text:span text:style-name="_31_597">e</text:span><text:span text:style-name="_32_425">n</text:span><text:span text:style-name="_32_65">t</text:span><text:span text:style-name="_31_681">,</text:span><text:span text:style-name="_31_805"> </text:span><text:span text:style-name="_36_37">M</text:span><text:span text:style-name="_31_429">e</text:span><text:span text:style-name="_32_641">m</text:span><text:span text:style-name="_37_81">b</text:span><text:span text:style-name="_31_165">e</text:span><text:span text:style-name="_32_425">r</text:span><text:span text:style-name="_32_65">s</text:span><text:span text:style-name="_39_05"> </text:span><text:span text:style-name="_32_509">o</text:span><text:span text:style-name="_36_25">f</text:span><text:span text:style-name="_39_05"> </text:span><text:span text:style-name="_32_677">C</text:span><text:span text:style-name="_38_89">o</text:span><text:span text:style-name="_31_777">n</text:span><text:span text:style-name="_32_497">g</text:span><text:span text:style-name="_37_69">r</text:span><text:span text:style-name="_31_489">e</text:span><text:span text:style-name="_32_317">s</text:span><text:span text:style-name="_35_29">s</text:span><text:span text:style-name="_31_309">,</text:span><text:span text:style-name="_31_809"> </text:span><text:span text:style-name="_33_49">m</text:span><text:span text:style-name="_31_537">y</text:span><text:span text:style-name="_31_809"> </text:span><text:span text:style-name="_38_77">f</text:span><text:span text:style-name="_31_525">e</text:span><text:span text:style-name="_32_689">l</text:span><text:span text:style-name="_32_41">l</text:span><text:span text:style-name="_31_789">o</text:span><text:span text:style-name="_32_257">w</text:span><text:span text:style-name="_39_"> </text:span><text:span text:style-name="_31_489">A</text:span><text:span text:style-name="_32_281">m</text:span><text:span text:style-name="_38_53">e</text:span><text:span text:style-name="_31_717">r</text:span><text:span text:style-name="_32_425">i</text:span><text:span text:style-name="_34_09">c</text:span><text:span text:style-name="_31_741">a</text:span><text:span text:style-name="_32_653">n</text:span><text:span text:style-name="_32_41">s</text:span><text:span text:style-name="_31_321">:</text:span></text:p>
      <text:p text:style-name="P1"><text:span text:style-name="_38_77">T</text:span><text:span text:style-name="_31_177">o</text:span><text:span text:style-name="_32_497">n</text:span><text:span text:style-name="_34_09">i</text:span><text:span text:style-name="_31_381">g</text:span><text:span text:style-name="_32_293">h</text:span><text:span text:style-name="_34_81">t</text:span><text:span text:style-name="_39_09"> </text:span><text:span text:style-name="_32_281">m</text:span><text:span text:style-name="_36_37">a</text:span><text:span text:style-name="_31_417">r</text:span><text:span text:style-name="_32_401">k</text:span><text:span text:style-name="_34_09">s</text:span><text:span text:style-name="_39_09"> </text:span><text:span text:style-name="_32_401">t</text:span><text:span text:style-name="_35_17">h</text:span><text:span text:style-name="_31_165">e</text:span><text:span text:style-name="_31_805"> </text:span><text:span text:style-name="_38_89">e</text:span><text:span text:style-name="_31_249">i</text:span><text:span text:style-name="_32_473">g</text:span><text:span text:style-name="_38_89">h</text:span><text:span text:style-name="_31_609">t</text:span><text:span text:style-name="_32_065">h</text:span><text:span text:style-name="_39_"> </text:span><text:span text:style-name="_31_129">y</text:span><text:span text:style-name="_32_113">e</text:span><text:span text:style-name="_34_93">a</text:span><text:span text:style-name="_31_609">r</text:span><text:span text:style-name="_31_809"> </text:span><text:span text:style-name="_33_01">t</text:span><text:span text:style-name="_31_201">h</text:span><text:span text:style-name="_32_689">a</text:span><text:span text:style-name="_36_61">t</text:span><text:span text:style-name="_39_09"> </text:span><text:span text:style-name="_32_137">I</text:span><text:span text:style-name="_35_17">'</text:span><text:span text:style-name="_31_753">v</text:span><text:span text:style-name="_32_077">e</text:span><text:span text:style-name="_35_"> </text:span><text:span text:style-name="_31_165">c</text:span><text:span text:style-name="_32_389">o</text:span><text:span text:style-name="_38_53">m</text:span><text:span text:style-name="_31_741">e</text:span><text:span text:style-name="_31_809"> </text:span><text:span text:style-name="_38_53">h</text:span><text:span text:style-name="_31_393">e</text:span><text:span text:style-name="_32_677">r</text:span><text:span text:style-name="_34_09">e</text:span><text:span text:style-name="_39_09"> </text:span><text:span text:style-name="_32_137">t</text:span><text:span text:style-name="_38_77">o</text:span><text:span text:style-name="_39_09"> </text:span><text:span text:style-name="_32_569">r</text:span><text:span text:style-name="_36_01">e</text:span><text:span text:style-name="_31_789">p</text:span><text:span text:style-name="_32_401">o</text:span><text:span text:style-name="_37_81">r</text:span><text:span text:style-name="_31_345">t</text:span><text:span text:style-name="_31_805"> </text:span><text:span text:style-name="_34_57">o</text:span><text:span text:style-name="_31_429">n</text:span><text:span text:style-name="_31_809"> </text:span><text:span text:style-name="_37_81">t</text:span><text:span text:style-name="_31_177">h</text:span><text:span text:style-name="_32_149">e</text:span><text:span text:style-name="_35_"> </text:span><text:span text:style-name="_31_681">S</text:span><text:span text:style-name="_32_041">t</text:span><text:span text:style-name="_36_73">a</text:span><text:span text:style-name="_31_789">t</text:span><text:span text:style-name="_32_605">e</text:span><text:span text:style-name="_35_"> </text:span><text:span text:style-name="_31_429">o</text:span><text:span text:style-name="_32_425">f</text:span><text:span text:style-name="_35_"> </text:span><text:span text:style-name="_31_561">t</text:span><text:span text:style-name="_32_389">h</text:span><text:span text:style-name="_34_21">e</text:span><text:span text:style-name="_39_05"> </text:span><text:span text:style-name="_32_029">U</text:span><text:span text:style-name="_32_77">n</text:span><text:span text:style-name="_31_201">i</text:span><text:span text:style-name="_32_497">o</text:span><text:span text:style-name="_33_13">n</text:span><text:span text:style-name="_31_141">.</text:span><text:span text:style-name="_31_809"> </text:span><text:span text:style-name="_37_81">A</text:span><text:span text:style-name="_31_165">n</text:span><text:span text:style-name="_32_617">d</text:span><text:span text:style-name="_39_"> </text:span><text:span text:style-name="_31_309">f</text:span><text:span text:style-name="_32_113">o</text:span><text:span text:style-name="_32_65">r</text:span><text:span text:style-name="_39_05"> </text:span><text:span text:style-name="_32_101">t</text:span><text:span text:style-name="_36_73">h</text:span><text:span text:style-name="_31_381">i</text:span><text:span text:style-name="_32_293">s</text:span><text:span text:style-name="_35_"> </text:span><text:span text:style-name="_31_417">f</text:span><text:span text:style-name="_32_137">i</text:span><text:span text:style-name="_38_89">n</text:span><text:span text:style-name="_31_717">a</text:span><text:span text:style-name="_32_569">l</text:span><text:span text:style-name="_39_"> </text:span><text:span text:style-name="_31_381">o</text:span><text:span text:style-name="_32_113">n</text:span><text:span text:style-name="_33_49">e</text:span><text:span text:style-name="_31_429">,</text:span><text:span text:style-name="_31_805"> </text:span><text:span text:style-name="_36_97">I</text:span><text:span text:style-name="_31_669">'</text:span><text:span text:style-name="_32_329">m</text:span><text:span text:style-name="_35_"> </text:span><text:span text:style-name="_31_417">g</text:span><text:span text:style-name="_32_437">o</text:span><text:span text:style-name="_32_29">i</text:span><text:span text:style-name="_31_597">n</text:span><text:span text:style-name="_32_401">g</text:span><text:span text:style-name="_35_"> </text:span><text:span text:style-name="_31_753">t</text:span><text:span text:style-name="_32_389">o</text:span><text:span text:style-name="_39_"> </text:span><text:span text:style-name="_31_237">t</text:span><text:span text:style-name="_32_293">r</text:span><text:span text:style-name="_33_13">y</text:span><text:span text:style-name="_39_05"> </text:span><text:span text:style-name="_32_437">t</text:span><text:span text:style-name="_36_97">o</text:span><text:span text:style-name="_39_05"> </text:span><text:span text:style-name="_32_221">m</text:span><text:span text:style-name="_34_57">a</text:span><text:span text:style-name="_31_429">k</text:span><text:span text:style-name="_32_641">e</text:span><text:span text:style-name="_39_"> </text:span><text:span text:style-name="_31_177">i</text:span><text:span text:style-name="_32_317">t</text:span><text:span text:style-name="_39_"> </text:span><text:span text:style-name="_31_429">a</text:span><text:span text:style-name="_31_805"> </text:span><text:span text:style-name="_32_65">l</text:span><text:span text:style-name="_31_717">i</text:span><text:span text:style-name="_32_641">t</text:span><text:span text:style-name="_36_97">t</text:span><text:span text:style-name="_31_345">l</text:span><text:span text:style-name="_32_101">e</text:span><text:span text:style-name="_39_"> </text:span><text:span text:style-name="_31_381">s</text:span><text:span text:style-name="_32_137">h</text:span><text:span text:style-name="_37_09">o</text:span><text:span text:style-name="_31_525">r</text:span><text:span text:style-name="_32_221">t</text:span><text:span text:style-name="_34_21">e</text:span><text:span text:style-name="_31_357">r</text:span><text:span text:style-name="_32_137">.</text:span><text:span text:style-name="_35_"> </text:span><text:span text:style-name="_31_345">I</text:span><text:span text:style-name="_31_809"> </text:span><text:span text:style-name="_32_65">k</text:span><text:span text:style-name="_31_561">n</text:span><text:span text:style-name="_32_461">o</text:span><text:span text:style-name="_32_41">w</text:span><text:span text:style-name="_39_05"> </text:span><text:span text:style-name="_32_605">s</text:span><text:span text:style-name="_34_57">o</text:span><text:span text:style-name="_31_309">m</text:span><text:span text:style-name="_32_137">e</text:span><text:span text:style-name="_35_"> </text:span><text:span text:style-name="_31_609">o</text:span><text:span text:style-name="_32_617">f</text:span><text:span text:style-name="_35_"> </text:span><text:span text:style-name="_31_753">y</text:span><text:span text:style-name="_32_389">o</text:span><text:span text:style-name="_38_89">u</text:span><text:span text:style-name="_39_05"> </text:span><text:span text:style-name="_32_281">a</text:span><text:span text:style-name="_33_49">r</text:span><text:span text:style-name="_31_753">e</text:span><text:span text:style-name="_31_805"> </text:span><text:span text:style-name="_33_01">a</text:span><text:span text:style-name="_31_357">n</text:span><text:span text:style-name="_32_245">t</text:span><text:span text:style-name="_35_29">s</text:span><text:span text:style-name="_31_525">y</text:span><text:span text:style-name="_31_809"> </text:span><text:span text:style-name="_36_61">t</text:span><text:span text:style-name="_31_741">o</text:span><text:span text:style-name="_31_809"> </text:span><text:span text:style-name="_38_89">g</text:span><text:span text:style-name="_31_393">e</text:span><text:span text:style-name="_32_509">t</text:span><text:span text:style-name="_39_"> </text:span><text:span text:style-name="_31_321">b</text:span><text:span text:style-name="_32_437">a</text:span><text:span text:style-name="_38_41">c</text:span><text:span text:style-name="_31_165">k</text:span><text:span text:style-name="_31_809"> </text:span><text:span text:style-name="_38_05">t</text:span><text:span text:style-name="_31_717">o</text:span><text:span text:style-name="_31_809"> </text:span><text:span text:style-name="_32_77">I</text:span><text:span text:style-name="_31_669">o</text:span><text:span text:style-name="_32_641">w</text:span><text:span text:style-name="_36_01">a</text:span><text:span text:style-name="_31_381">.</text:span><text:span text:style-name="_31_805"> </text:span><text:span text:style-name="_32_77">I</text:span><text:span text:style-name="_31_249">'</text:span><text:span text:style-name="_32_041">v</text:span><text:span text:style-name="_32_77">e</text:span><text:span text:style-name="_39_09"> </text:span><text:span text:style-name="_32_041">b</text:span><text:span text:style-name="_37_09">e</text:span><text:span text:style-name="_31_417">e</text:span><text:span text:style-name="_32_113">n</text:span><text:span text:style-name="_39_"> </text:span><text:span text:style-name="_31_393">t</text:span><text:span text:style-name="_32_149">h</text:span><text:span text:style-name="_32_65">e</text:span><text:span text:style-name="_31_561">r</text:span><text:span text:style-name="_32_149">e</text:span><text:span text:style-name="_32_77">.</text:span><text:span text:style-name="_39_05"> </text:span><text:span text:style-name="_32_509">I</text:span><text:span text:style-name="_36_25">'</text:span><text:span text:style-name="_31_357">l</text:span><text:span text:style-name="_32_041">l</text:span><text:span text:style-name="_39_"> </text:span><text:span text:style-name="_31_609">b</text:span><text:span text:style-name="_32_605">e</text:span><text:span text:style-name="_35_"> </text:span><text:span text:style-name="_31_669">s</text:span><text:span text:style-name="_32_329">h</text:span><text:span text:style-name="_37_69">a</text:span><text:span text:style-name="_31_201">k</text:span><text:span text:style-name="_32_113">i</text:span><text:span text:style-name="_32_41">n</text:span><text:span text:style-name="_31_249">g</text:span><text:span text:style-name="_31_809"> </text:span><text:span text:style-name="_38_89">h</text:span><text:span text:style-name="_31_357">a</text:span><text:span text:style-name="_32_617">n</text:span><text:span text:style-name="_38_17">d</text:span><text:span text:style-name="_31_597">s</text:span><text:span text:style-name="_31_809"> </text:span><text:span text:style-name="_32_65">a</text:span><text:span text:style-name="_31_753">f</text:span><text:span text:style-name="_32_293">t</text:span><text:span text:style-name="_32_29">e</text:span><text:span text:style-name="_31_201">r</text:span><text:span text:style-name="_32_497">w</text:span><text:span text:style-name="_34_21">a</text:span><text:span text:style-name="_31_489">r</text:span><text:span text:style-name="_32_293">d</text:span><text:span text:style-name="_34_81">s</text:span><text:span text:style-name="_39_09"> </text:span><text:span text:style-name="_32_401">i</text:span><text:span text:style-name="_34_57">f</text:span><text:span text:style-name="_39_05"> </text:span><text:span text:style-name="_32_065">y</text:span><text:span text:style-name="_34_81">o</text:span><text:span text:style-name="_31_177">u</text:span><text:span text:style-name="_31_809"> </text:span><text:span text:style-name="_37_81">w</text:span><text:span text:style-name="_31_597">a</text:span><text:span text:style-name="_32_473">n</text:span><text:span text:style-name="_32_41">t</text:span><text:span text:style-name="_39_05"> </text:span><text:span text:style-name="_32_509">s</text:span><text:span text:style-name="_38_77">o</text:span><text:span text:style-name="_31_753">m</text:span><text:span text:style-name="_32_677">e</text:span><text:span text:style-name="_39_"> </text:span><text:span text:style-name="_31_393">t</text:span><text:span text:style-name="_32_425">i</text:span><text:span text:style-name="_35_29">p</text:span><text:span text:style-name="_31_177">s</text:span><text:span text:style-name="_32_473">.</text:span></text:p>
      <text:p text:style-name="P1"><text:span text:style-name="_34_45">A</text:span><text:span text:style-name="_31_573">n</text:span><text:span text:style-name="_32_029">d</text:span><text:span text:style-name="_39_"> </text:span><text:span text:style-name="_31_129">I</text:span><text:span text:style-name="_31_809"> </text:span><text:span text:style-name="_38_89">u</text:span><text:span text:style-name="_31_177">n</text:span><text:span text:style-name="_32_317">d</text:span><text:span text:style-name="_38_41">e</text:span><text:span text:style-name="_31_429">r</text:span><text:span text:style-name="_32_293">s</text:span><text:span text:style-name="_35_29">t</text:span><text:span text:style-name="_31_489">a</text:span><text:span text:style-name="_32_137">n</text:span><text:span text:style-name="_36_01">d</text:span><text:span text:style-name="_39_05"> </text:span><text:span text:style-name="_32_245">t</text:span><text:span text:style-name="_35_29">h</text:span><text:span text:style-name="_31_669">a</text:span><text:span text:style-name="_32_137">t</text:span><text:span text:style-name="_35_"> </text:span><text:span text:style-name="_31_309">b</text:span><text:span text:style-name="_32_605">e</text:span><text:span text:style-name="_34_57">c</text:span><text:span text:style-name="_31_561">a</text:span><text:span text:style-name="_32_569">u</text:span><text:span text:style-name="_36_61">s</text:span><text:span text:style-name="_31_177">e</text:span><text:span text:style-name="_31_809"> </text:span><text:span text:style-name="_36_61">i</text:span><text:span text:style-name="_31_741">t</text:span><text:span text:style-name="_32_605">'</text:span><text:span text:style-name="_35_89">s</text:span><text:span text:style-name="_39_05"> </text:span><text:span text:style-name="_32_029">a</text:span><text:span text:style-name="_37_69">n</text:span><text:span text:style-name="_39_05"> </text:span><text:span text:style-name="_32_677">e</text:span><text:span text:style-name="_34_45">l</text:span><text:span text:style-name="_31_213">e</text:span><text:span text:style-name="_32_137">c</text:span><text:span text:style-name="_34_93">t</text:span><text:span text:style-name="_31_201">i</text:span><text:span text:style-name="_32_437">o</text:span><text:span text:style-name="_35_29">n</text:span><text:span text:style-name="_39_05"> </text:span><text:span text:style-name="_32_473">s</text:span><text:span text:style-name="_33_01">e</text:span><text:span text:style-name="_31_789">a</text:span><text:span text:style-name="_32_137">s</text:span><text:span text:style-name="_37_69">o</text:span><text:span text:style-name="_31_597">n</text:span><text:span text:style-name="_32_149">,</text:span><text:span text:style-name="_39_"> </text:span><text:span text:style-name="_31_597">e</text:span><text:span text:style-name="_32_689">x</text:span><text:span text:style-name="_33_49">p</text:span><text:span text:style-name="_31_489">e</text:span><text:span text:style-name="_32_569">c</text:span><text:span text:style-name="_36_73">t</text:span><text:span text:style-name="_31_393">a</text:span><text:span text:style-name="_32_041">t</text:span><text:span text:style-name="_35_89">i</text:span><text:span text:style-name="_31_309">o</text:span><text:span text:style-name="_32_677">n</text:span><text:span text:style-name="_32_41">s</text:span><text:span text:style-name="_39_09"> </text:span><text:span text:style-name="_32_497">f</text:span><text:span text:style-name="_32_65">o</text:span><text:span text:style-name="_31_681">r</text:span><text:span text:style-name="_31_809"> </text:span><text:span text:style-name="_36_61">w</text:span><text:span text:style-name="_31_489">h</text:span><text:span text:style-name="_32_401">a</text:span><text:span text:style-name="_33_37">t</text:span><text:span text:style-name="_39_09"> </text:span><text:span text:style-name="_32_077">w</text:span><text:span text:style-name="_35_89">e</text:span><text:span text:style-name="_39_09"> </text:span><text:span text:style-name="_32_497">w</text:span><text:span text:style-name="_36_97">i</text:span><text:span text:style-name="_31_753">l</text:span><text:span text:style-name="_32_497">l</text:span><text:span text:style-name="_39_"> </text:span><text:span text:style-name="_31_597">a</text:span><text:span text:style-name="_32_065">c</text:span><text:span text:style-name="_36_61">h</text:span><text:span text:style-name="_31_429">i</text:span><text:span text:style-name="_32_473">e</text:span><text:span text:style-name="_38_53">v</text:span><text:span text:style-name="_31_705">e</text:span><text:span text:style-name="_31_809"> </text:span><text:span text:style-name="_36_01">t</text:span><text:span text:style-name="_31_177">h</text:span><text:span text:style-name="_32_077">i</text:span><text:span text:style-name="_33_01">s</text:span><text:span text:style-name="_39_09"> </text:span><text:span text:style-name="_32_065">y</text:span><text:span text:style-name="_34_09">e</text:span><text:span text:style-name="_31_789">a</text:span><text:span text:style-name="_32_437">r</text:span><text:span text:style-name="_35_"> </text:span><text:span text:style-name="_31_177">a</text:span><text:span text:style-name="_32_041">r</text:span><text:span text:style-name="_38_05">e</text:span><text:span text:style-name="_39_05"> </text:span><text:span text:style-name="_32_581">l</text:span><text:span text:style-name="_38_77">o</text:span><text:span text:style-name="_31_321">w</text:span><text:span text:style-name="_32_257">.</text:span><text:span text:style-name="_39_"> </text:span><text:span text:style-name="_31_717">B</text:span><text:span text:style-name="_32_281">u</text:span><text:span text:style-name="_38_53">t</text:span><text:span text:style-name="_31_741">,</text:span><text:span text:style-name="_31_809"> </text:span><text:span text:style-name="_32_65">M</text:span><text:span text:style-name="_31_705">r</text:span><text:span text:style-name="_32_497">.</text:span><text:span text:style-name="_35_"> </text:span><text:span text:style-name="_31_345">S</text:span><text:span text:style-name="_32_689">p</text:span><text:span text:style-name="_35_17">e</text:span><text:span text:style-name="_31_141">a</text:span><text:span text:style-name="_32_041">k</text:span><text:span text:style-name="_37_81">e</text:span><text:span text:style-name="_31_213">r</text:span><text:span text:style-name="_32_497">,</text:span><text:span text:style-name="_35_"> </text:span><text:span text:style-name="_31_393">I</text:span><text:span text:style-name="_31_805"> </text:span><text:span text:style-name="_36_25">a</text:span><text:span text:style-name="_31_525">p</text:span><text:span text:style-name="_32_617">p</text:span><text:span text:style-name="_37_81">r</text:span><text:span text:style-name="_31_129">e</text:span><text:span text:style-name="_32_317">c</text:span><text:span text:style-name="_32_41">i</text:span><text:span text:style-name="_31_741">a</text:span><text:span text:style-name="_32_293">t</text:span><text:span text:style-name="_36_97">e</text:span><text:span text:style-name="_39_09"> </text:span><text:span text:style-name="_32_137">t</text:span><text:span text:style-name="_33_01">h</text:span><text:span text:style-name="_31_537">e</text:span><text:span text:style-name="_31_809"> </text:span><text:span text:style-name="_36_25">c</text:span><text:span text:style-name="_31_249">o</text:span><text:span text:style-name="_32_065">n</text:span><text:span text:style-name="_35_29">s</text:span><text:span text:style-name="_31_597">t</text:span><text:span text:style-name="_32_137">r</text:span><text:span text:style-name="_37_81">u</text:span><text:span text:style-name="_31_177">c</text:span><text:span text:style-name="_32_425">t</text:span><text:span text:style-name="_32_77">i</text:span><text:span text:style-name="_31_705">v</text:span><text:span text:style-name="_32_401">e</text:span><text:span text:style-name="_39_"> </text:span><text:span text:style-name="_31_789">a</text:span><text:span text:style-name="_32_329">p</text:span><text:span text:style-name="_32_29">p</text:span><text:span text:style-name="_31_213">r</text:span><text:span text:style-name="_32_389">o</text:span><text:span text:style-name="_34_57">a</text:span><text:span text:style-name="_31_501">c</text:span><text:span text:style-name="_32_653">h</text:span><text:span text:style-name="_39_"> </text:span><text:span text:style-name="_31_705">t</text:span><text:span text:style-name="_32_617">h</text:span><text:span text:style-name="_38_89">a</text:span><text:span text:style-name="_31_789">t</text:span><text:span text:style-name="_31_805"> </text:span><text:span text:style-name="_33_37">y</text:span><text:span text:style-name="_31_201">o</text:span><text:span text:style-name="_32_605">u</text:span><text:span text:style-name="_35_"> </text:span><text:span text:style-name="_31_501">a</text:span><text:span text:style-name="_32_077">n</text:span><text:span text:style-name="_36_37">d</text:span><text:span text:style-name="_39_05"> </text:span><text:span text:style-name="_32_221">t</text:span><text:span text:style-name="_38_05">h</text:span><text:span text:style-name="_31_345">e</text:span><text:span text:style-name="_31_809"> </text:span><text:span text:style-name="_35_17">o</text:span><text:span text:style-name="_31_681">t</text:span><text:span text:style-name="_32_581">h</text:span><text:span text:style-name="_35_89">e</text:span><text:span text:style-name="_31_669">r</text:span><text:span text:style-name="_31_809"> </text:span><text:span text:style-name="_34_09">l</text:span><text:span text:style-name="_31_717">e</text:span><text:span text:style-name="_32_461">a</text:span><text:span text:style-name="_34_45">d</text:span><text:span text:style-name="_31_705">e</text:span><text:span text:style-name="_32_509">r</text:span><text:span text:style-name="_35_17">s</text:span><text:span text:style-name="_39_05"> </text:span><text:span text:style-name="_32_101">t</text:span><text:span text:style-name="_37_81">o</text:span><text:span text:style-name="_31_573">o</text:span><text:span text:style-name="_32_101">k</text:span><text:span text:style-name="_35_"> </text:span><text:span text:style-name="_31_177">a</text:span><text:span text:style-name="_32_077">t</text:span><text:span text:style-name="_39_"> </text:span><text:span text:style-name="_31_249">t</text:span><text:span text:style-name="_32_077">h</text:span><text:span text:style-name="_32_65">e</text:span><text:span text:style-name="_39_05"> </text:span><text:span text:style-name="_32_569">e</text:span><text:span text:style-name="_36_61">n</text:span><text:span text:style-name="_31_681">d</text:span><text:span text:style-name="_31_805"> </text:span><text:span text:style-name="_33_49">o</text:span><text:span text:style-name="_31_741">f</text:span><text:span text:style-name="_31_809"> </text:span><text:span text:style-name="_36_25">l</text:span><text:span text:style-name="_31_525">a</text:span><text:span text:style-name="_32_425">s</text:span><text:span text:style-name="_34_81">t</text:span><text:span text:style-name="_39_09"> </text:span><text:span text:style-name="_32_101">y</text:span><text:span text:style-name="_34_57">e</text:span><text:span text:style-name="_31_669">a</text:span><text:span text:style-name="_32_437">r</text:span><text:span text:style-name="_35_"> </text:span><text:span text:style-name="_31_237">t</text:span><text:span text:style-name="_32_137">o</text:span><text:span text:style-name="_35_"> </text:span><text:span text:style-name="_31_717">p</text:span><text:span text:style-name="_32_653">a</text:span><text:span text:style-name="_38_41">s</text:span><text:span text:style-name="_31_777">s</text:span><text:span text:style-name="_31_805"> </text:span><text:span text:style-name="_32_77">a</text:span><text:span text:style-name="_39_05"> </text:span><text:span text:style-name="_32_329">b</text:span><text:span text:style-name="_34_81">u</text:span><text:span text:style-name="_31_309">d</text:span><text:span text:style-name="_32_101">g</text:span><text:span text:style-name="_36_37">e</text:span><text:span text:style-name="_31_573">t</text:span><text:span text:style-name="_31_805"> </text:span><text:span text:style-name="_33_37">a</text:span><text:span text:style-name="_31_717">n</text:span><text:span text:style-name="_32_101">d</text:span><text:span text:style-name="_39_"> </text:span><text:span text:style-name="_31_237">m</text:span><text:span text:style-name="_32_245">a</text:span><text:span text:style-name="_38_05">k</text:span><text:span text:style-name="_31_165">e</text:span><text:span text:style-name="_31_809"> </text:span><text:span text:style-name="_32_41">t</text:span><text:span text:style-name="_31_129">a</text:span><text:span text:style-name="_32_605">x</text:span><text:span text:style-name="_35_"> </text:span><text:span text:style-name="_31_165">c</text:span><text:span text:style-name="_32_245">u</text:span><text:span text:style-name="_38_17">t</text:span><text:span text:style-name="_31_777">s</text:span><text:span text:style-name="_31_809"> </text:span><text:span text:style-name="_37_69">p</text:span><text:span text:style-name="_31_165">e</text:span><text:span text:style-name="_32_401">r</text:span><text:span text:style-name="_34_09">m</text:span><text:span text:style-name="_31_669">a</text:span><text:span text:style-name="_32_473">n</text:span><text:span text:style-name="_37_69">e</text:span><text:span text:style-name="_31_249">n</text:span><text:span text:style-name="_32_605">t</text:span><text:span text:style-name="_35_"> </text:span><text:span text:style-name="_31_753">f</text:span><text:span text:style-name="_32_461">o</text:span><text:span text:style-name="_32_77">r</text:span><text:span text:style-name="_39_09"> </text:span><text:span text:style-name="_32_137">w</text:span><text:span text:style-name="_36_61">o</text:span><text:span text:style-name="_31_669">r</text:span><text:span text:style-name="_32_281">k</text:span><text:span text:style-name="_35_29">i</text:span><text:span text:style-name="_31_789">n</text:span><text:span text:style-name="_32_317">g</text:span><text:span text:style-name="_35_"> </text:span><text:span text:style-name="_31_705">f</text:span><text:span text:style-name="_32_113">a</text:span><text:span text:style-name="_38_17">m</text:span><text:span text:style-name="_31_213">i</text:span><text:span text:style-name="_32_317">l</text:span><text:span text:style-name="_35_89">i</text:span><text:span text:style-name="_31_141">e</text:span><text:span text:style-name="_32_581">s</text:span><text:span text:style-name="_38_41">.</text:span><text:span text:style-name="_39_09"> </text:span><text:span text:style-name="_32_581">S</text:span><text:span text:style-name="_38_77">o</text:span><text:span text:style-name="_39_09"> </text:span><text:span text:style-name="_32_677">I</text:span><text:span text:style-name="_35_"> </text:span><text:span text:style-name="_31_501">h</text:span><text:span text:style-name="_32_689">o</text:span><text:span text:style-name="_34_93">p</text:span><text:span text:style-name="_31_201">e</text:span><text:span text:style-name="_31_809"> </text:span><text:span text:style-name="_36_73">w</text:span><text:span text:style-name="_31_789">e</text:span><text:span text:style-name="_31_805"> </text:span><text:span text:style-name="_36_01">c</text:span><text:span text:style-name="_31_381">a</text:span><text:span text:style-name="_32_389">n</text:span><text:span text:style-name="_35_"> </text:span><text:span text:style-name="_31_141">w</text:span><text:span text:style-name="_32_425">o</text:span><text:span text:style-name="_35_89">r</text:span><text:span text:style-name="_31_393">k</text:span><text:span text:style-name="_31_809"> </text:span><text:span text:style-name="_34_09">t</text:span><text:span text:style-name="_31_789">o</text:span><text:span text:style-name="_32_677">g</text:span><text:span text:style-name="_36_25">e</text:span><text:span text:style-name="_31_597">t</text:span><text:span text:style-name="_32_437">h</text:span><text:span text:style-name="_32_65">e</text:span><text:span text:style-name="_31_309">r</text:span><text:span text:style-name="_31_805"> </text:span><text:span text:style-name="_38_41">t</text:span><text:span text:style-name="_31_177">h</text:span><text:span text:style-name="_32_473">i</text:span><text:span text:style-name="_32_65">s</text:span><text:span text:style-name="_39_05"> </text:span><text:span text:style-name="_32_461">y</text:span><text:span text:style-name="_37_09">e</text:span><text:span text:style-name="_31_357">a</text:span><text:span text:style-name="_32_569">r</text:span><text:span text:style-name="_35_"> </text:span><text:span text:style-name="_31_177">o</text:span><text:span text:style-name="_32_677">n</text:span><text:span text:style-name="_35_"> </text:span><text:span text:style-name="_31_213">s</text:span><text:span text:style-name="_32_101">o</text:span><text:span text:style-name="_34_45">m</text:span><text:span text:style-name="_31_525">e</text:span><text:span text:style-name="_31_809"> </text:span><text:span text:style-name="_34_81">b</text:span><text:span text:style-name="_31_717">i</text:span><text:span text:style-name="_32_221">p</text:span><text:span text:style-name="_32_77">a</text:span><text:span text:style-name="_31_489">r</text:span><text:span text:style-name="_32_041">t</text:span><text:span text:style-name="_38_41">i</text:span><text:span text:style-name="_31_525">s</text:span><text:span text:style-name="_32_497">a</text:span><text:span text:style-name="_34_81">n</text:span><text:span text:style-name="_39_05"> </text:span><text:span text:style-name="_32_605">p</text:span><text:span text:style-name="_34_57">r</text:span><text:span text:style-name="_31_429">i</text:span><text:span text:style-name="_32_581">o</text:span><text:span text:style-name="_32_29">r</text:span><text:span text:style-name="_31_489">i</text:span><text:span text:style-name="_32_677">t</text:span><text:span text:style-name="_38_89">i</text:span><text:span text:style-name="_31_201">e</text:span><text:span text:style-name="_32_041">s</text:span><text:span text:style-name="_39_"> </text:span><text:span text:style-name="_31_141">l</text:span><text:span text:style-name="_32_605">i</text:span><text:span text:style-name="_38_41">k</text:span><text:span text:style-name="_31_489">e</text:span><text:span text:style-name="_31_805"> </text:span><text:span text:style-name="_36_61">c</text:span><text:span text:style-name="_31_177">r</text:span><text:span text:style-name="_32_569">i</text:span><text:span text:style-name="_38_77">m</text:span><text:span text:style-name="_31_789">i</text:span><text:span text:style-name="_32_461">n</text:span><text:span text:style-name="_38_77">a</text:span><text:span text:style-name="_31_309">l</text:span><text:span text:style-name="_31_809"> </text:span><text:span text:style-name="_37_81">j</text:span><text:span text:style-name="_31_741">u</text:span><text:span text:style-name="_32_389">s</text:span><text:span text:style-name="_35_89">t</text:span><text:span text:style-name="_31_669">i</text:span><text:span text:style-name="_32_137">c</text:span><text:span text:style-name="_38_05">e</text:span><text:span text:style-name="_39_05"> </text:span><text:span text:style-name="_32_149">r</text:span><text:span text:style-name="_35_29">e</text:span><text:span text:style-name="_31_237">f</text:span><text:span text:style-name="_32_641">o</text:span><text:span text:style-name="_33_37">r</text:span><text:span text:style-name="_31_201">m</text:span><text:span text:style-name="_31_809"> </text:span><text:span text:style-name="_35_89">a</text:span><text:span text:style-name="_31_177">n</text:span><text:span text:style-name="_32_149">d</text:span><text:span text:style-name="_39_"> </text:span><text:span text:style-name="_31_669">h</text:span><text:span text:style-name="_32_137">e</text:span><text:span text:style-name="_33_37">l</text:span><text:span text:style-name="_31_381">p</text:span><text:span text:style-name="_32_077">i</text:span><text:span text:style-name="_38_41">n</text:span><text:span text:style-name="_31_597">g</text:span><text:span text:style-name="_31_805"> </text:span><text:span text:style-name="_33_49">p</text:span><text:span text:style-name="_31_597">e</text:span><text:span text:style-name="_32_389">o</text:span><text:span text:style-name="_36_37">p</text:span><text:span text:style-name="_31_165">l</text:span><text:span text:style-name="_32_137">e</text:span><text:span text:style-name="_35_"> </text:span><text:span text:style-name="_31_345">w</text:span><text:span text:style-name="_32_293">h</text:span><text:span text:style-name="_33_13">o</text:span><text:span text:style-name="_39_09"> </text:span><text:span text:style-name="_32_437">a</text:span><text:span text:style-name="_38_05">r</text:span><text:span text:style-name="_31_573">e</text:span><text:span text:style-name="_31_805"> </text:span><text:span text:style-name="_38_89">b</text:span><text:span text:style-name="_31_213">a</text:span><text:span text:style-name="_32_689">t</text:span><text:span text:style-name="_37_69">t</text:span><text:span text:style-name="_31_393">l</text:span><text:span text:style-name="_32_245">i</text:span><text:span text:style-name="_36_73">n</text:span><text:span text:style-name="_31_561">g</text:span><text:span text:style-name="_31_805"> </text:span><text:span text:style-name="_32_41">p</text:span><text:span text:style-name="_31_321">r</text:span><text:span text:style-name="_32_425">e</text:span><text:span text:style-name="_36_37">s</text:span><text:span text:style-name="_31_165">c</text:span><text:span text:style-name="_32_617">r</text:span><text:span text:style-name="_37_81">i</text:span><text:span text:style-name="_31_165">p</text:span><text:span text:style-name="_32_281">t</text:span><text:span text:style-name="_36_73">i</text:span><text:span text:style-name="_31_213">o</text:span><text:span text:style-name="_32_221">n</text:span><text:span text:style-name="_39_"> </text:span><text:span text:style-name="_31_597">d</text:span><text:span text:style-name="_32_137">r</text:span><text:span text:style-name="_36_73">u</text:span><text:span text:style-name="_31_537">g</text:span><text:span text:style-name="_31_809"> </text:span><text:span text:style-name="_37_09">a</text:span><text:span text:style-name="_31_213">b</text:span><text:span text:style-name="_32_617">u</text:span><text:span text:style-name="_33_37">s</text:span><text:span text:style-name="_31_561">e</text:span><text:span text:style-name="_31_805"> </text:span><text:span text:style-name="_32_77">a</text:span><text:span text:style-name="_31_165">n</text:span><text:span text:style-name="_32_509">d</text:span><text:span text:style-name="_39_"> </text:span><text:span text:style-name="_31_213">h</text:span><text:span text:style-name="_32_389">e</text:span><text:span text:style-name="_36_25">r</text:span><text:span text:style-name="_31_141">o</text:span><text:span text:style-name="_32_257">i</text:span><text:span text:style-name="_38_77">n</text:span><text:span text:style-name="_39_09"> </text:span><text:span text:style-name="_32_569">a</text:span><text:span text:style-name="_34_45">b</text:span><text:span text:style-name="_31_789">u</text:span><text:span text:style-name="_32_581">s</text:span><text:span text:style-name="_33_13">e</text:span><text:span text:style-name="_31_561">.</text:span><text:span text:style-name="_31_809"> </text:span><text:span text:style-name="_33_13">S</text:span><text:span text:style-name="_31_753">o</text:span><text:span text:style-name="_32_029">,</text:span><text:span text:style-name="_39_"> </text:span><text:span text:style-name="_31_609">w</text:span><text:span text:style-name="_32_221">h</text:span><text:span text:style-name="_34_45">o</text:span><text:span text:style-name="_39_05"> </text:span><text:span text:style-name="_32_641">k</text:span><text:span text:style-name="_34_21">n</text:span><text:span text:style-name="_31_489">o</text:span><text:span text:style-name="_32_281">w</text:span><text:span text:style-name="_32_29">s</text:span><text:span text:style-name="_31_681">,</text:span><text:span text:style-name="_31_805"> </text:span><text:span text:style-name="_38_53">w</text:span><text:span text:style-name="_31_669">e</text:span><text:span text:style-name="_31_805"> </text:span><text:span text:style-name="_35_89">m</text:span><text:span text:style-name="_31_537">i</text:span><text:span text:style-name="_32_281">g</text:span><text:span text:style-name="_37_69">h</text:span><text:span text:style-name="_31_789">t</text:span><text:span text:style-name="_31_805"> </text:span><text:span text:style-name="_34_21">s</text:span><text:span text:style-name="_31_141">u</text:span><text:span text:style-name="_32_389">r</text:span><text:span text:style-name="_38_89">p</text:span><text:span text:style-name="_31_489">r</text:span><text:span text:style-name="_32_689">i</text:span><text:span text:style-name="_38_53">s</text:span><text:span text:style-name="_31_789">e</text:span><text:span text:style-name="_31_805"> </text:span><text:span text:style-name="_38_41">t</text:span><text:span text:style-name="_31_573">h</text:span><text:span text:style-name="_32_569">e</text:span><text:span text:style-name="_39_"> </text:span><text:span text:style-name="_31_357">c</text:span><text:span text:style-name="_32_209">y</text:span><text:span text:style-name="_38_53">n</text:span><text:span text:style-name="_31_669">i</text:span><text:span text:style-name="_32_425">c</text:span><text:span text:style-name="_37_81">s</text:span><text:span text:style-name="_39_05"> </text:span><text:span text:style-name="_32_641">a</text:span><text:span text:style-name="_32_77">g</text:span><text:span text:style-name="_31_789">a</text:span><text:span text:style-name="_32_389">i</text:span><text:span text:style-name="_34_57">n</text:span><text:span text:style-name="_31_525">.</text:span></text:p>
      <text:p text:style-name="P1"><text:span text:style-name="_38_17">B</text:span><text:span text:style-name="_31_753">u</text:span><text:span text:style-name="_32_293">t</text:span><text:span text:style-name="_35_"> </text:span><text:span text:style-name="_31_741">t</text:span><text:span text:style-name="_32_389">o</text:span><text:span text:style-name="_36_61">n</text:span><text:span text:style-name="_31_597">i</text:span><text:span text:style-name="_32_317">g</text:span><text:span text:style-name="_36_73">h</text:span><text:span text:style-name="_31_165">t</text:span><text:span text:style-name="_32_209">,</text:span><text:span text:style-name="_39_"> </text:span><text:span text:style-name="_31_165">I</text:span><text:span text:style-name="_31_805"> </text:span><text:span text:style-name="_36_97">w</text:span><text:span text:style-name="_31_393">a</text:span><text:span text:style-name="_32_281">n</text:span><text:span text:style-name="_35_89">t</text:span><text:span text:style-name="_39_09"> </text:span><text:span text:style-name="_32_401">t</text:span><text:span text:style-name="_36_01">o</text:span><text:span text:style-name="_39_05"> </text:span><text:span text:style-name="_32_461">g</text:span><text:span text:style-name="_36_73">o</text:span><text:span text:style-name="_39_05"> </text:span><text:span text:style-name="_32_425">e</text:span><text:span text:style-name="_33_13">a</text:span><text:span text:style-name="_31_177">s</text:span><text:span text:style-name="_32_293">y</text:span><text:span text:style-name="_39_"> </text:span><text:span text:style-name="_31_165">o</text:span><text:span text:style-name="_32_605">n</text:span><text:span text:style-name="_39_"> </text:span><text:span text:style-name="_31_777">t</text:span><text:span text:style-name="_32_509">h</text:span><text:span text:style-name="_33_01">e</text:span><text:span text:style-name="_39_09"> </text:span><text:span text:style-name="_32_437">t</text:span><text:span text:style-name="_36_01">r</text:span><text:span text:style-name="_31_381">a</text:span><text:span text:style-name="_32_149">d</text:span><text:span text:style-name="_36_37">i</text:span><text:span text:style-name="_31_237">t</text:span><text:span text:style-name="_32_329">i</text:span><text:span text:style-name="_32_41">o</text:span><text:span text:style-name="_31_177">n</text:span><text:span text:style-name="_32_401">a</text:span><text:span text:style-name="_33_13">l</text:span><text:span text:style-name="_39_09"> </text:span><text:span text:style-name="_32_221">l</text:span><text:span text:style-name="_32_65">i</text:span><text:span text:style-name="_31_609">s</text:span><text:span text:style-name="_32_569">t</text:span><text:span text:style-name="_35_"> </text:span><text:span text:style-name="_31_669">o</text:span><text:span text:style-name="_32_425">f</text:span><text:span text:style-name="_35_"> </text:span><text:span text:style-name="_31_741">p</text:span><text:span text:style-name="_32_401">r</text:span><text:span text:style-name="_36_97">o</text:span><text:span text:style-name="_31_393">p</text:span><text:span text:style-name="_32_041">o</text:span><text:span text:style-name="_33_49">s</text:span><text:span text:style-name="_31_489">a</text:span><text:span text:style-name="_32_401">l</text:span><text:span text:style-name="_34_45">s</text:span><text:span text:style-name="_39_09"> </text:span><text:span text:style-name="_32_029">f</text:span><text:span text:style-name="_38_89">o</text:span><text:span text:style-name="_31_561">r</text:span><text:span text:style-name="_31_809"> </text:span><text:span text:style-name="_34_93">t</text:span><text:span text:style-name="_31_573">h</text:span><text:span text:style-name="_32_581">e</text:span><text:span text:style-name="_35_"> </text:span><text:span text:style-name="_31_393">y</text:span><text:span text:style-name="_32_425">e</text:span><text:span text:style-name="_35_29">a</text:span><text:span text:style-name="_31_753">r</text:span><text:span text:style-name="_31_805"> </text:span><text:span text:style-name="_38_17">a</text:span><text:span text:style-name="_31_393">h</text:span><text:span text:style-name="_32_437">e</text:span><text:span text:style-name="_35_29">a</text:span><text:span text:style-name="_31_321">d</text:span><text:span text:style-name="_32_389">.</text:span><text:span text:style-name="_35_"> </text:span><text:span text:style-name="_31_573">D</text:span><text:span text:style-name="_32_041">o</text:span><text:span text:style-name="_36_01">n</text:span><text:span text:style-name="_31_789">'</text:span><text:span text:style-name="_32_509">t</text:span><text:span text:style-name="_35_"> </text:span><text:span text:style-name="_31_237">w</text:span><text:span text:style-name="_32_281">o</text:span><text:span text:style-name="_35_17">r</text:span><text:span text:style-name="_31_429">r</text:span><text:span text:style-name="_32_209">y</text:span><text:span text:style-name="_38_41">,</text:span><text:span text:style-name="_39_09"> </text:span><text:span text:style-name="_32_461">I</text:span><text:span text:style-name="_38_53">'</text:span><text:span text:style-name="_31_129">v</text:span><text:span text:style-name="_32_329">e</text:span><text:span text:style-name="_35_"> </text:span><text:span text:style-name="_31_249">g</text:span><text:span text:style-name="_32_101">o</text:span><text:span text:style-name="_36_73">t</text:span><text:span text:style-name="_39_05"> </text:span><text:span text:style-name="_32_113">p</text:span><text:span text:style-name="_33_37">l</text:span><text:span text:style-name="_31_705">e</text:span><text:span text:style-name="_32_113">n</text:span><text:span text:style-name="_36_61">t</text:span><text:span text:style-name="_31_537">y</text:span><text:span text:style-name="_32_461">,</text:span><text:span text:style-name="_35_"> </text:span><text:span text:style-name="_31_201">f</text:span><text:span text:style-name="_32_077">r</text:span><text:span text:style-name="_34_45">o</text:span><text:span text:style-name="_31_705">m</text:span><text:span text:style-name="_31_805"> </text:span><text:span text:style-name="_37_81">h</text:span><text:span text:style-name="_31_345">e</text:span><text:span text:style-name="_32_509">l</text:span><text:span text:style-name="_34_57">p</text:span><text:span text:style-name="_31_501">i</text:span><text:span text:style-name="_32_437">n</text:span><text:span text:style-name="_33_01">g</text:span><text:span text:style-name="_39_09"> </text:span><text:span text:style-name="_32_569">s</text:span><text:span text:style-name="_34_09">t</text:span><text:span text:style-name="_31_249">u</text:span><text:span text:style-name="_32_209">d</text:span><text:span text:style-name="_37_81">e</text:span><text:span text:style-name="_31_573">n</text:span><text:span text:style-name="_32_425">t</text:span><text:span text:style-name="_38_89">s</text:span><text:span text:style-name="_39_05"> </text:span><text:span text:style-name="_32_653">l</text:span><text:span text:style-name="_38_89">e</text:span><text:span text:style-name="_31_705">a</text:span><text:span text:style-name="_32_473">r</text:span><text:span text:style-name="_36_73">n</text:span><text:span text:style-name="_39_05"> </text:span><text:span text:style-name="_32_605">t</text:span><text:span text:style-name="_38_77">o</text:span><text:span text:style-name="_39_09"> </text:span><text:span text:style-name="_32_029">w</text:span><text:span text:style-name="_38_89">r</text:span><text:span text:style-name="_31_609">i</text:span><text:span text:style-name="_32_425">t</text:span><text:span text:style-name="_32_29">e</text:span><text:span text:style-name="_39_05"> </text:span><text:span text:style-name="_32_497">c</text:span><text:span text:style-name="_33_13">o</text:span><text:span text:style-name="_31_789">m</text:span><text:span text:style-name="_32_581">p</text:span><text:span text:style-name="_34_93">u</text:span><text:span text:style-name="_31_141">t</text:span><text:span text:style-name="_32_149">e</text:span><text:span text:style-name="_36_73">r</text:span><text:span text:style-name="_39_05"> </text:span><text:span text:style-name="_32_653">c</text:span><text:span text:style-name="_33_37">o</text:span><text:span text:style-name="_31_609">d</text:span><text:span text:style-name="_32_113">e</text:span><text:span text:style-name="_35_"> </text:span><text:span text:style-name="_31_561">t</text:span><text:span text:style-name="_32_569">o</text:span><text:span text:style-name="_35_"> </text:span><text:span text:style-name="_31_381">p</text:span><text:span text:style-name="_32_077">e</text:span><text:span text:style-name="_35_17">r</text:span><text:span text:style-name="_31_429">s</text:span><text:span text:style-name="_32_257">o</text:span><text:span text:style-name="_36_25">n</text:span><text:span text:style-name="_31_309">a</text:span><text:span text:style-name="_32_389">l</text:span><text:span text:style-name="_34_81">i</text:span><text:span text:style-name="_31_705">z</text:span><text:span text:style-name="_32_209">i</text:span><text:span text:style-name="_38_53">n</text:span><text:span text:style-name="_31_309">g</text:span><text:span text:style-name="_31_805"> </text:span><text:span text:style-name="_36_01">m</text:span><text:span text:style-name="_31_345">e</text:span><text:span text:style-name="_32_437">d</text:span><text:span text:style-name="_35_17">i</text:span><text:span text:style-name="_31_573">c</text:span><text:span text:style-name="_32_281">a</text:span><text:span text:style-name="_33_49">l</text:span><text:span text:style-name="_39_09"> </text:span><text:span text:style-name="_32_149">t</text:span><text:span text:style-name="_36_61">r</text:span><text:span text:style-name="_31_573">e</text:span><text:span text:style-name="_32_641">a</text:span><text:span text:style-name="_35_29">t</text:span><text:span text:style-name="_31_705">m</text:span><text:span text:style-name="_32_245">e</text:span><text:span text:style-name="_38_53">n</text:span><text:span text:style-name="_31_525">t</text:span><text:span text:style-name="_32_653">s</text:span><text:span text:style-name="_39_"> </text:span><text:span text:style-name="_31_705">f</text:span><text:span text:style-name="_32_149">o</text:span><text:span text:style-name="_34_45">r</text:span><text:span text:style-name="_39_09"> </text:span><text:span text:style-name="_32_101">p</text:span><text:span text:style-name="_38_89">a</text:span><text:span text:style-name="_31_609">t</text:span><text:span text:style-name="_32_617">i</text:span><text:span text:style-name="_38_53">e</text:span><text:span text:style-name="_31_357">n</text:span><text:span text:style-name="_32_329">t</text:span><text:span text:style-name="_34_09">s</text:span><text:span text:style-name="_31_753">.</text:span><text:span text:style-name="_31_809"> </text:span><text:span text:style-name="_38_17">A</text:span><text:span text:style-name="_31_309">n</text:span><text:span text:style-name="_32_041">d</text:span><text:span text:style-name="_35_"> </text:span><text:span text:style-name="_31_381">I</text:span><text:span text:style-name="_31_809"> </text:span><text:span text:style-name="_33_13">w</text:span><text:span text:style-name="_31_165">i</text:span><text:span text:style-name="_32_473">l</text:span><text:span text:style-name="_36_01">l</text:span><text:span text:style-name="_39_05"> </text:span><text:span text:style-name="_32_641">k</text:span><text:span text:style-name="_32_65">e</text:span><text:span text:style-name="_31_777">e</text:span><text:span text:style-name="_32_641">p</text:span><text:span text:style-name="_35_"> </text:span><text:span text:style-name="_31_345">p</text:span><text:span text:style-name="_32_281">u</text:span><text:span text:style-name="_36_25">s</text:span><text:span text:style-name="_31_321">h</text:span><text:span text:style-name="_32_317">i</text:span><text:span text:style-name="_34_57">n</text:span><text:span text:style-name="_31_237">g</text:span><text:span text:style-name="_31_809"> </text:span><text:span text:style-name="_32_77">f</text:span><text:span text:style-name="_31_201">o</text:span><text:span text:style-name="_32_029">r</text:span><text:span text:style-name="_39_"> </text:span><text:span text:style-name="_31_609">p</text:span><text:span text:style-name="_32_029">r</text:span><text:span text:style-name="_33_13">o</text:span><text:span text:style-name="_31_249">g</text:span><text:span text:style-name="_32_677">r</text:span><text:span text:style-name="_36_25">e</text:span><text:span text:style-name="_31_429">s</text:span><text:span text:style-name="_32_437">s</text:span><text:span text:style-name="_39_"> </text:span><text:span text:style-name="_31_489">o</text:span><text:span text:style-name="_32_113">n</text:span><text:span text:style-name="_35_"> </text:span><text:span text:style-name="_31_597">t</text:span><text:span text:style-name="_32_401">h</text:span><text:span text:style-name="_37_81">e</text:span><text:span text:style-name="_39_09"> </text:span><text:span text:style-name="_32_389">w</text:span><text:span text:style-name="_37_09">o</text:span><text:span text:style-name="_31_357">r</text:span><text:span text:style-name="_32_641">k</text:span><text:span text:style-name="_39_"> </text:span><text:span text:style-name="_31_237">t</text:span><text:span text:style-name="_32_605">h</text:span><text:span text:style-name="_33_49">a</text:span><text:span text:style-name="_31_393">t</text:span><text:span text:style-name="_31_809"> </text:span><text:span text:style-name="_32_41">I</text:span><text:span text:style-name="_39_09"> </text:span><text:span text:style-name="_32_281">b</text:span><text:span text:style-name="_36_97">e</text:span><text:span text:style-name="_31_237">l</text:span><text:span text:style-name="_32_425">i</text:span><text:span text:style-name="_36_61">e</text:span><text:span text:style-name="_31_777">v</text:span><text:span text:style-name="_32_473">e</text:span><text:span text:style-name="_39_"> </text:span><text:span text:style-name="_31_381">s</text:span><text:span text:style-name="_32_077">t</text:span><text:span text:style-name="_35_29">i</text:span><text:span text:style-name="_31_429">l</text:span><text:span text:style-name="_32_221">l</text:span><text:span text:style-name="_39_"> </text:span><text:span text:style-name="_31_681">n</text:span><text:span text:style-name="_32_245">e</text:span><text:span text:style-name="_34_57">e</text:span><text:span text:style-name="_31_789">d</text:span><text:span text:style-name="_32_497">s</text:span><text:span text:style-name="_39_"> </text:span><text:span text:style-name="_31_213">t</text:span><text:span text:style-name="_32_605">o</text:span><text:span text:style-name="_35_"> </text:span><text:span text:style-name="_31_561">b</text:span><text:span text:style-name="_32_245">e</text:span><text:span text:style-name="_35_"> </text:span><text:span text:style-name="_31_141">d</text:span><text:span text:style-name="_32_113">o</text:span><text:span text:style-name="_36_01">n</text:span><text:span text:style-name="_31_417">e</text:span><text:span text:style-name="_32_425">.</text:span><text:span text:style-name="_39_"> </text:span><text:span text:style-name="_31_129">F</text:span><text:span text:style-name="_32_641">i</text:span><text:span text:style-name="_38_17">x</text:span><text:span text:style-name="_31_141">i</text:span><text:span text:style-name="_32_293">n</text:span><text:span text:style-name="_38_41">g</text:span><text:span text:style-name="_39_05"> </text:span><text:span text:style-name="_32_653">a</text:span><text:span text:style-name="_35_"> </text:span><text:span text:style-name="_31_309">b</text:span><text:span text:style-name="_32_113">r</text:span><text:span text:style-name="_36_61">o</text:span><text:span text:style-name="_31_705">k</text:span><text:span text:style-name="_32_497">e</text:span><text:span text:style-name="_35_29">n</text:span><text:span text:style-name="_39_05"> </text:span><text:span text:style-name="_32_461">i</text:span><text:span text:style-name="_34_57">m</text:span><text:span text:style-name="_31_573">m</text:span><text:span text:style-name="_32_605">i</text:span><text:span text:style-name="_38_05">g</text:span><text:span text:style-name="_31_429">r</text:span><text:span text:style-name="_32_029">a</text:span><text:span text:style-name="_37_81">t</text:span><text:span text:style-name="_31_129">i</text:span><text:span text:style-name="_32_653">o</text:span><text:span text:style-name="_33_13">n</text:span><text:span text:style-name="_39_05"> </text:span><text:span text:style-name="_32_149">s</text:span><text:span text:style-name="_33_37">y</text:span><text:span text:style-name="_31_597">s</text:span><text:span text:style-name="_32_569">t</text:span><text:span text:style-name="_34_09">e</text:span><text:span text:style-name="_31_609">m</text:span><text:span text:style-name="_32_617">.</text:span><text:span text:style-name="_35_"> </text:span><text:span text:style-name="_31_741">P</text:span><text:span text:style-name="_32_677">r</text:span><text:span text:style-name="_34_93">o</text:span><text:span text:style-name="_31_345">t</text:span><text:span text:style-name="_32_113">e</text:span><text:span text:style-name="_35_17">c</text:span><text:span text:style-name="_31_129">t</text:span><text:span text:style-name="_32_245">i</text:span><text:span text:style-name="_34_93">n</text:span><text:span text:style-name="_31_345">g</text:span><text:span text:style-name="_31_805"> </text:span><text:span text:style-name="_36_25">o</text:span><text:span text:style-name="_31_129">u</text:span><text:span text:style-name="_32_605">r</text:span><text:span text:style-name="_35_"> </text:span><text:span text:style-name="_31_669">k</text:span><text:span text:style-name="_32_137">i</text:span><text:span text:style-name="_38_89">d</text:span><text:span text:style-name="_31_357">s</text:span><text:span text:style-name="_31_809"> </text:span><text:span text:style-name="_32_29">f</text:span><text:span text:style-name="_31_393">r</text:span><text:span text:style-name="_32_461">o</text:span><text:span text:style-name="_35_89">m</text:span><text:span text:style-name="_39_09"> </text:span><text:span text:style-name="_32_569">g</text:span><text:span text:style-name="_33_01">u</text:span><text:span text:style-name="_31_213">n</text:span><text:span text:style-name="_31_809"> </text:span><text:span text:style-name="_36_25">v</text:span><text:span text:style-name="_31_705">i</text:span><text:span text:style-name="_32_065">o</text:span><text:span text:style-name="_38_77">l</text:span><text:span text:style-name="_31_777">e</text:span><text:span text:style-name="_32_425">n</text:span><text:span text:style-name="_34_21">c</text:span><text:span text:style-name="_31_381">e</text:span><text:span text:style-name="_32_137">.</text:span><text:span text:style-name="_39_"> </text:span><text:span text:style-name="_31_561">E</text:span><text:span text:style-name="_32_581">q</text:span><text:span text:style-name="_35_89">u</text:span><text:span text:style-name="_31_489">a</text:span><text:span text:style-name="_32_689">l</text:span><text:span text:style-name="_35_"> </text:span><text:span text:style-name="_31_753">p</text:span><text:span text:style-name="_32_569">a</text:span><text:span text:style-name="_36_01">y</text:span><text:span text:style-name="_39_05"> </text:span><text:span text:style-name="_32_149">f</text:span><text:span text:style-name="_36_25">o</text:span><text:span text:style-name="_31_381">r</text:span><text:span text:style-name="_31_805"> </text:span><text:span text:style-name="_32_41">e</text:span><text:span text:style-name="_31_177">q</text:span><text:span text:style-name="_32_689">u</text:span><text:span text:style-name="_34_21">a</text:span><text:span text:style-name="_31_789">l</text:span><text:span text:style-name="_31_805"> </text:span><text:span text:style-name="_38_41">w</text:span><text:span text:style-name="_31_213">o</text:span><text:span text:style-name="_32_473">r</text:span><text:span text:style-name="_38_05">k</text:span><text:span text:style-name="_31_681">.</text:span><text:span text:style-name="_31_805"> </text:span><text:span text:style-name="_38_77">P</text:span><text:span text:style-name="_31_165">a</text:span><text:span text:style-name="_32_065">i</text:span><text:span text:style-name="_32_41">d</text:span><text:span text:style-name="_39_09"> </text:span><text:span text:style-name="_32_293">l</text:span><text:span text:style-name="_38_05">e</text:span><text:span text:style-name="_31_321">a</text:span><text:span text:style-name="_32_077">v</text:span><text:span text:style-name="_34_21">e</text:span><text:span text:style-name="_31_201">.</text:span><text:span text:style-name="_31_805"> </text:span><text:span text:style-name="_35_"><text:s/></text:span><text:span text:style-name="_31_249">R</text:span><text:span text:style-name="_32_029">a</text:span><text:span text:style-name="_32_65">i</text:span><text:span text:style-name="_31_321">s</text:span><text:span text:style-name="_32_209">i</text:span><text:span text:style-name="_34_45">n</text:span><text:span text:style-name="_31_609">g</text:span><text:span text:style-name="_31_809"> </text:span><text:span text:style-name="_34_93">t</text:span><text:span text:style-name="_31_669">h</text:span><text:span text:style-name="_32_137">e</text:span><text:span text:style-name="_39_"> </text:span><text:span text:style-name="_31_705">m</text:span><text:span text:style-name="_32_401">i</text:span><text:span text:style-name="_32_65">n</text:span><text:span text:style-name="_31_345">i</text:span><text:span text:style-name="_32_497">m</text:span><text:span text:style-name="_34_93">u</text:span><text:span text:style-name="_31_681">m</text:span><text:span text:style-name="_31_805"> </text:span><text:span text:style-name="_35_17">w</text:span><text:span text:style-name="_31_537">a</text:span><text:span text:style-name="_32_677">g</text:span><text:span text:style-name="_34_21">e</text:span><text:span text:style-name="_31_705">.</text:span><text:span text:style-name="_31_805"> </text:span><text:span text:style-name="_33_01">A</text:span><text:span text:style-name="_31_381">l</text:span><text:span text:style-name="_32_389">l</text:span><text:span text:style-name="_35_"> </text:span><text:span text:style-name="_31_309">t</text:span><text:span text:style-name="_32_605">h</text:span><text:span text:style-name="_38_17">e</text:span><text:span text:style-name="_31_705">s</text:span><text:span text:style-name="_32_209">e</text:span><text:span text:style-name="_35_"> </text:span><text:span text:style-name="_31_573">t</text:span><text:span text:style-name="_32_209">h</text:span><text:span text:style-name="_35_89">i</text:span><text:span text:style-name="_31_201">n</text:span><text:span text:style-name="_32_209">g</text:span><text:span text:style-name="_33_13">s</text:span><text:span text:style-name="_39_09"> </text:span><text:span text:style-name="_32_065">s</text:span><text:span text:style-name="_34_57">t</text:span><text:span text:style-name="_31_393">i</text:span><text:span text:style-name="_32_641">l</text:span><text:span text:style-name="_34_21">l</text:span><text:span text:style-name="_39_09"> </text:span><text:span text:style-name="_32_149">m</text:span><text:span text:style-name="_38_41">a</text:span><text:span text:style-name="_31_681">t</text:span><text:span text:style-name="_32_245">t</text:span><text:span text:style-name="_35_17">e</text:span><text:span text:style-name="_31_141">r</text:span><text:span text:style-name="_31_809"> </text:span><text:span text:style-name="_36_25">t</text:span><text:span text:style-name="_31_201">o</text:span><text:span text:style-name="_31_805"> </text:span><text:span text:style-name="_33_37">h</text:span><text:span text:style-name="_31_177">a</text:span><text:span text:style-name="_32_245">r</text:span><text:span text:style-name="_37_81">d</text:span><text:span text:style-name="_31_789">w</text:span><text:span text:style-name="_32_149">o</text:span><text:span text:style-name="_36_25">r</text:span><text:span text:style-name="_31_741">k</text:span><text:span text:style-name="_32_137">i</text:span><text:span text:style-name="_36_01">n</text:span><text:span text:style-name="_31_249">g</text:span><text:span text:style-name="_31_805"> </text:span><text:span text:style-name="_35_89">f</text:span><text:span text:style-name="_31_525">a</text:span><text:span text:style-name="_32_221">m</text:span><text:span text:style-name="_35_17">i</text:span><text:span text:style-name="_31_525">l</text:span><text:span text:style-name="_32_329">i</text:span><text:span text:style-name="_36_61">e</text:span><text:span text:style-name="_31_705">s</text:span><text:span text:style-name="_32_029">.</text:span><text:span text:style-name="_39_"> </text:span><text:span text:style-name="_31_669">T</text:span><text:span text:style-name="_32_041">h</text:span><text:span text:style-name="_36_25">e</text:span><text:span text:style-name="_31_777">y</text:span><text:span text:style-name="_32_293">'</text:span><text:span text:style-name="_37_81">r</text:span><text:span text:style-name="_31_429">e</text:span><text:span text:style-name="_31_809"> </text:span><text:span text:style-name="_34_57">s</text:span><text:span text:style-name="_31_489">t</text:span><text:span text:style-name="_32_389">i</text:span><text:span text:style-name="_36_01">l</text:span><text:span text:style-name="_31_321">l</text:span><text:span text:style-name="_31_809"> </text:span><text:span text:style-name="_38_89">t</text:span><text:span text:style-name="_31_357">h</text:span><text:span text:style-name="_32_437">e</text:span><text:span text:style-name="_35_"> </text:span><text:span text:style-name="_31_537">r</text:span><text:span text:style-name="_32_653">i</text:span><text:span text:style-name="_38_77">g</text:span><text:span text:style-name="_31_213">h</text:span><text:span text:style-name="_32_509">t</text:span><text:span text:style-name="_35_"> </text:span><text:span text:style-name="_31_501">t</text:span><text:span text:style-name="_32_401">h</text:span><text:span text:style-name="_36_61">i</text:span><text:span text:style-name="_31_525">n</text:span><text:span text:style-name="_32_581">g</text:span><text:span text:style-name="_39_"> </text:span><text:span text:style-name="_31_201">t</text:span><text:span text:style-name="_32_569">o</text:span><text:span text:style-name="_39_"> </text:span><text:span text:style-name="_31_669">d</text:span><text:span text:style-name="_32_425">o</text:span><text:span text:style-name="_32_29">.</text:span><text:span text:style-name="_39_09"> </text:span><text:span text:style-name="_32_137">A</text:span><text:span text:style-name="_33_37">n</text:span><text:span text:style-name="_31_381">d</text:span><text:span text:style-name="_31_809"> </text:span><text:span text:style-name="_36_73">I</text:span><text:span text:style-name="_39_05"> </text:span><text:span text:style-name="_32_065">w</text:span><text:span text:style-name="_32_65">o</text:span><text:span text:style-name="_31_321">n</text:span><text:span text:style-name="_32_509">'</text:span><text:span text:style-name="_35_17">t</text:span><text:span text:style-name="_39_09"> </text:span><text:span text:style-name="_32_653">l</text:span><text:span text:style-name="_33_13">e</text:span><text:span text:style-name="_31_249">t</text:span><text:span text:style-name="_31_805"> </text:span><text:span text:style-name="_36_73">u</text:span><text:span text:style-name="_31_357">p</text:span><text:span text:style-name="_31_805"> </text:span><text:span text:style-name="_35_29">u</text:span><text:span text:style-name="_31_489">n</text:span><text:span text:style-name="_32_257">t</text:span><text:span text:style-name="_34_21">i</text:span><text:span text:style-name="_31_357">l</text:span><text:span text:style-name="_31_809"> </text:span><text:span text:style-name="_36_73">t</text:span><text:span text:style-name="_31_537">h</text:span><text:span text:style-name="_32_245">e</text:span><text:span text:style-name="_34_81">y</text:span><text:span text:style-name="_39_05"> </text:span><text:span text:style-name="_32_509">g</text:span><text:span text:style-name="_38_05">e</text:span><text:span text:style-name="_31_201">t</text:span><text:span text:style-name="_31_809"> </text:span><text:span text:style-name="_35_89">d</text:span><text:span text:style-name="_31_165">o</text:span><text:span text:style-name="_32_401">n</text:span><text:span text:style-name="_37_69">e</text:span><text:span text:style-name="_31_537">.</text:span></text:p>
      <text:p text:style-name="P1"><text:span text:style-name="_32_41">B</text:span><text:span text:style-name="_31_717">u</text:span><text:span text:style-name="_32_689">t</text:span><text:span text:style-name="_35_"> </text:span><text:span text:style-name="_31_129">f</text:span><text:span text:style-name="_32_617">o</text:span><text:span text:style-name="_34_45">r</text:span><text:span text:style-name="_39_09"> </text:span><text:span text:style-name="_32_065">m</text:span><text:span text:style-name="_36_25">y</text:span><text:span text:style-name="_39_09"> </text:span><text:span text:style-name="_32_293">f</text:span><text:span text:style-name="_34_21">i</text:span><text:span text:style-name="_31_357">n</text:span><text:span text:style-name="_32_221">a</text:span><text:span text:style-name="_34_57">l</text:span><text:span text:style-name="_39_05"> </text:span><text:span text:style-name="_32_029">a</text:span><text:span text:style-name="_37_81">d</text:span><text:span text:style-name="_31_417">d</text:span><text:span text:style-name="_32_653">r</text:span><text:span text:style-name="_34_21">e</text:span><text:span text:style-name="_31_381">s</text:span><text:span text:style-name="_32_677">s</text:span><text:span text:style-name="_39_"> </text:span><text:span text:style-name="_31_789">t</text:span><text:span text:style-name="_32_401">o</text:span><text:span text:style-name="_35_"> </text:span><text:span text:style-name="_31_357">t</text:span><text:span text:style-name="_32_653">h</text:span><text:span text:style-name="_35_17">i</text:span><text:span text:style-name="_31_309">s</text:span><text:span text:style-name="_31_809"> </text:span><text:span text:style-name="_33_13">c</text:span><text:span text:style-name="_31_681">h</text:span><text:span text:style-name="_32_461">a</text:span><text:span text:style-name="_34_57">m</text:span><text:span text:style-name="_31_309">b</text:span><text:span text:style-name="_32_041">e</text:span><text:span text:style-name="_36_61">r</text:span><text:span text:style-name="_31_417">,</text:span><text:span text:style-name="_31_805"> </text:span><text:span text:style-name="_36_97">I</text:span><text:span text:style-name="_39_05"> </text:span><text:span text:style-name="_32_509">d</text:span><text:span text:style-name="_36_61">o</text:span><text:span text:style-name="_31_705">n</text:span><text:span text:style-name="_32_605">'</text:span><text:span text:style-name="_36_01">t</text:span><text:span text:style-name="_39_09"> </text:span><text:span text:style-name="_32_689">w</text:span><text:span text:style-name="_33_37">a</text:span><text:span text:style-name="_31_129">n</text:span><text:span text:style-name="_32_209">t</text:span><text:span text:style-name="_35_"> </text:span><text:span text:style-name="_31_309">t</text:span><text:span text:style-name="_32_101">o</text:span><text:span text:style-name="_39_"> </text:span><text:span text:style-name="_31_129">j</text:span><text:span text:style-name="_32_149">u</text:span><text:span text:style-name="_35_29">s</text:span><text:span text:style-name="_31_381">t</text:span><text:span text:style-name="_31_809"> </text:span><text:span text:style-name="_35_89">t</text:span><text:span text:style-name="_31_249">a</text:span><text:span text:style-name="_32_497">l</text:span><text:span text:style-name="_32_65">k</text:span><text:span text:style-name="_39_09"> </text:span><text:span text:style-name="_32_461">a</text:span><text:span text:style-name="_34_93">b</text:span><text:span text:style-name="_31_237">o</text:span><text:span text:style-name="_32_497">u</text:span><text:span text:style-name="_37_09">t</text:span><text:span text:style-name="_39_05"> </text:span><text:span text:style-name="_32_329">n</text:span><text:span text:style-name="_38_77">e</text:span><text:span text:style-name="_31_741">x</text:span><text:span text:style-name="_32_065">t</text:span><text:span text:style-name="_35_"> </text:span><text:span text:style-name="_31_165">y</text:span><text:span text:style-name="_32_605">e</text:span><text:span text:style-name="_38_41">a</text:span><text:span text:style-name="_31_741">r</text:span><text:span text:style-name="_32_281">.</text:span><text:span text:style-name="_39_"> </text:span><text:span text:style-name="_31_777">I</text:span><text:span text:style-name="_31_809"> </text:span><text:span text:style-name="_37_09">w</text:span><text:span text:style-name="_31_669">a</text:span><text:span text:style-name="_32_581">n</text:span><text:span text:style-name="_38_41">t</text:span><text:span text:style-name="_39_05"> </text:span><text:span text:style-name="_32_605">t</text:span><text:span text:style-name="_36_37">o</text:span><text:span text:style-name="_39_05"> </text:span><text:span text:style-name="_32_581">f</text:span><text:span text:style-name="_33_49">o</text:span><text:span text:style-name="_31_777">c</text:span><text:span text:style-name="_32_689">u</text:span><text:span text:style-name="_36_61">s</text:span><text:span text:style-name="_39_05"> </text:span><text:span text:style-name="_32_137">o</text:span><text:span text:style-name="_37_09">n</text:span><text:span text:style-name="_39_09"> </text:span><text:span text:style-name="_32_209">t</text:span><text:span text:style-name="_36_97">h</text:span><text:span text:style-name="_31_129">e</text:span><text:span text:style-name="_31_805"> </text:span><text:span text:style-name="_38_53">n</text:span><text:span text:style-name="_31_213">e</text:span><text:span text:style-name="_32_221">x</text:span><text:span text:style-name="_38_05">t</text:span><text:span text:style-name="_39_09"> </text:span><text:span text:style-name="_32_293">f</text:span><text:span text:style-name="_34_57">i</text:span><text:span text:style-name="_31_309">v</text:span><text:span text:style-name="_32_689">e</text:span><text:span text:style-name="_39_"> </text:span><text:span text:style-name="_31_717">y</text:span><text:span text:style-name="_32_137">e</text:span><text:span text:style-name="_38_89">a</text:span><text:span text:style-name="_31_525">r</text:span><text:span text:style-name="_32_113">s</text:span><text:span text:style-name="_38_53">,</text:span><text:span text:style-name="_39_05"> </text:span><text:span text:style-name="_32_605">t</text:span><text:span text:style-name="_33_49">h</text:span><text:span text:style-name="_31_249">e</text:span><text:span text:style-name="_31_805"> </text:span><text:span text:style-name="_38_89">n</text:span><text:span text:style-name="_31_717">e</text:span><text:span text:style-name="_32_041">x</text:span><text:span text:style-name="_34_57">t</text:span><text:span text:style-name="_39_09"> </text:span><text:span text:style-name="_32_641">1</text:span><text:span text:style-name="_34_45">0</text:span><text:span text:style-name="_39_09"> </text:span><text:span text:style-name="_32_617">y</text:span><text:span text:style-name="_36_61">e</text:span><text:span text:style-name="_31_237">a</text:span><text:span text:style-name="_32_101">r</text:span><text:span text:style-name="_36_25">s</text:span><text:span text:style-name="_31_177">,</text:span><text:span text:style-name="_31_809"> </text:span><text:span text:style-name="_38_41">a</text:span><text:span text:style-name="_31_345">n</text:span><text:span text:style-name="_32_617">d</text:span><text:span text:style-name="_35_"> </text:span><text:span text:style-name="_31_417">b</text:span><text:span text:style-name="_32_389">e</text:span><text:span text:style-name="_37_69">y</text:span><text:span text:style-name="_31_501">o</text:span><text:span text:style-name="_32_029">n</text:span><text:span text:style-name="_37_09">d</text:span><text:span text:style-name="_31_681">.</text:span><text:span text:style-name="_31_805"> </text:span><text:span text:style-name="_34_45">I</text:span><text:span text:style-name="_39_05"> </text:span><text:span text:style-name="_32_653">w</text:span><text:span text:style-name="_34_81">a</text:span><text:span text:style-name="_31_501">n</text:span><text:span text:style-name="_32_497">t</text:span><text:span text:style-name="_39_"> </text:span><text:span text:style-name="_31_501">t</text:span><text:span text:style-name="_32_077">o</text:span><text:span text:style-name="_39_"> </text:span><text:span text:style-name="_31_741">f</text:span><text:span text:style-name="_32_293">o</text:span><text:span text:style-name="_36_37">c</text:span><text:span text:style-name="_31_141">u</text:span><text:span text:style-name="_32_641">s</text:span><text:span text:style-name="_35_"> </text:span><text:span text:style-name="_31_705">o</text:span><text:span text:style-name="_32_257">n</text:span><text:span text:style-name="_39_"> </text:span><text:span text:style-name="_31_741">o</text:span><text:span text:style-name="_32_653">u</text:span><text:span text:style-name="_36_25">r</text:span><text:span text:style-name="_39_05"> </text:span><text:span text:style-name="_32_677">f</text:span><text:span text:style-name="_33_13">u</text:span><text:span text:style-name="_31_309">t</text:span><text:span text:style-name="_32_317">u</text:span><text:span text:style-name="_35_17">r</text:span><text:span text:style-name="_31_129">e</text:span><text:span text:style-name="_32_425">.</text:span></text:p>
      <text:p text:style-name="P1"><text:span text:style-name="_38_05">W</text:span><text:span text:style-name="_31_561">e</text:span><text:span text:style-name="_31_809"> </text:span><text:span text:style-name="_33_13">l</text:span><text:span text:style-name="_31_213">i</text:span><text:span text:style-name="_32_677">v</text:span><text:span text:style-name="_37_09">e</text:span><text:span text:style-name="_39_05"> </text:span><text:span text:style-name="_32_149">i</text:span><text:span text:style-name="_36_73">n</text:span><text:span text:style-name="_39_05"> </text:span><text:span text:style-name="_32_497">a</text:span><text:span text:style-name="_39_"> </text:span><text:span text:style-name="_31_357">t</text:span><text:span text:style-name="_32_401">i</text:span><text:span text:style-name="_38_53">m</text:span><text:span text:style-name="_31_597">e</text:span><text:span text:style-name="_31_809"> </text:span><text:span text:style-name="_38_89">o</text:span><text:span text:style-name="_31_669">f</text:span><text:span text:style-name="_31_809"> </text:span><text:span text:style-name="_33_37">e</text:span><text:span text:style-name="_31_789">x</text:span><text:span text:style-name="_32_041">t</text:span><text:span text:style-name="_38_89">r</text:span><text:span text:style-name="_31_345">a</text:span><text:span text:style-name="_32_257">o</text:span><text:span text:style-name="_34_81">r</text:span><text:span text:style-name="_31_669">d</text:span><text:span text:style-name="_32_293">i</text:span><text:span text:style-name="_33_37">n</text:span><text:span text:style-name="_31_345">a</text:span><text:span text:style-name="_32_281">r</text:span><text:span text:style-name="_34_21">y</text:span><text:span text:style-name="_39_09"> </text:span><text:span text:style-name="_32_581">c</text:span><text:span text:style-name="_36_73">h</text:span><text:span text:style-name="_31_705">a</text:span><text:span text:style-name="_32_509">n</text:span><text:span text:style-name="_35_17">g</text:span><text:span text:style-name="_31_561">e</text:span><text:span text:style-name="_31_809"> --</text:span><text:span text:style-name="_39_"> </text:span><text:span text:style-name="_31_213">c</text:span><text:span text:style-name="_32_605">h</text:span><text:span text:style-name="_34_21">a</text:span><text:span text:style-name="_31_561">n</text:span><text:span text:style-name="_32_137">g</text:span><text:span text:style-name="_35_29">e</text:span><text:span text:style-name="_39_09"> </text:span><text:span text:style-name="_32_077">t</text:span><text:span text:style-name="_37_81">h</text:span><text:span text:style-name="_31_489">a</text:span><text:span text:style-name="_32_605">t</text:span><text:span text:style-name="_36_25">'</text:span><text:span text:style-name="_31_597">s</text:span><text:span text:style-name="_31_805"> </text:span><text:span text:style-name="_37_69">r</text:span><text:span text:style-name="_31_777">e</text:span><text:span text:style-name="_32_041">s</text:span><text:span text:style-name="_34_93">h</text:span><text:span text:style-name="_31_669">a</text:span><text:span text:style-name="_32_209">p</text:span><text:span text:style-name="_36_73">i</text:span><text:span text:style-name="_31_561">n</text:span><text:span text:style-name="_32_221">g</text:span><text:span text:style-name="_39_"> </text:span><text:span text:style-name="_31_573">t</text:span><text:span text:style-name="_32_029">h</text:span><text:span text:style-name="_33_13">e</text:span><text:span text:style-name="_39_09"> </text:span><text:span text:style-name="_32_461">w</text:span><text:span text:style-name="_35_29">a</text:span><text:span text:style-name="_31_201">y</text:span><text:span text:style-name="_31_805"> </text:span><text:span text:style-name="_34_57">w</text:span><text:span text:style-name="_31_669">e</text:span><text:span text:style-name="_31_809"> </text:span><text:span text:style-name="_35_29">l</text:span><text:span text:style-name="_31_501">i</text:span><text:span text:style-name="_32_245">v</text:span><text:span text:style-name="_36_37">e</text:span><text:span text:style-name="_31_717">,</text:span><text:span text:style-name="_31_809"> </text:span><text:span text:style-name="_34_45">t</text:span><text:span text:style-name="_31_201">h</text:span><text:span text:style-name="_32_065">e</text:span><text:span text:style-name="_39_"> </text:span><text:span text:style-name="_31_573">w</text:span><text:span text:style-name="_32_461">a</text:span><text:span text:style-name="_36_37">y</text:span><text:span text:style-name="_39_09"> </text:span><text:span text:style-name="_32_101">w</text:span><text:span text:style-name="_36_61">e</text:span><text:span text:style-name="_39_09"> </text:span><text:span text:style-name="_32_317">w</text:span><text:span text:style-name="_32_29">o</text:span><text:span text:style-name="_31_237">r</text:span><text:span text:style-name="_32_461">k</text:span><text:span text:style-name="_33_37">,</text:span><text:span text:style-name="_39_09"> </text:span><text:span text:style-name="_32_677">o</text:span><text:span text:style-name="_38_53">u</text:span><text:span text:style-name="_31_237">r</text:span><text:span text:style-name="_31_809"> </text:span><text:span text:style-name="_36_61">p</text:span><text:span text:style-name="_31_573">l</text:span><text:span text:style-name="_32_389">a</text:span><text:span text:style-name="_34_57">n</text:span><text:span text:style-name="_31_165">e</text:span><text:span text:style-name="_32_329">t</text:span><text:span text:style-name="_33_13">,</text:span><text:span text:style-name="_39_05"> </text:span><text:span text:style-name="_32_497">o</text:span><text:span text:style-name="_36_97">u</text:span><text:span text:style-name="_31_705">r</text:span><text:span text:style-name="_31_805"> </text:span><text:span text:style-name="_32_65">p</text:span><text:span text:style-name="_31_393">l</text:span><text:span text:style-name="_32_389">a</text:span><text:span text:style-name="_37_81">c</text:span><text:span text:style-name="_31_237">e</text:span><text:span text:style-name="_31_809"> </text:span><text:span text:style-name="_37_69">i</text:span><text:span text:style-name="_31_669">n</text:span><text:span text:style-name="_31_809"> </text:span><text:span text:style-name="_38_89">t</text:span><text:span text:style-name="_31_669">h</text:span><text:span text:style-name="_32_029">e</text:span><text:span text:style-name="_39_"> </text:span><text:span text:style-name="_31_681">w</text:span><text:span text:style-name="_32_581">o</text:span><text:span text:style-name="_38_77">r</text:span><text:span text:style-name="_31_417">l</text:span><text:span text:style-name="_32_029">d</text:span><text:span text:style-name="_38_53">.</text:span><text:span text:style-name="_39_05"> </text:span><text:span text:style-name="_32_149">I</text:span><text:span text:style-name="_36_97">t</text:span><text:span text:style-name="_31_717">'</text:span><text:span text:style-name="_32_029">s</text:span><text:span text:style-name="_35_"> </text:span><text:span text:style-name="_31_681">c</text:span><text:span text:style-name="_32_029">h</text:span><text:span text:style-name="_38_41">a</text:span><text:span text:style-name="_31_237">n</text:span><text:span text:style-name="_32_689">g</text:span><text:span text:style-name="_37_69">e</text:span><text:span text:style-name="_39_09"> </text:span><text:span text:style-name="_32_473">t</text:span><text:span text:style-name="_37_81">h</text:span><text:span text:style-name="_31_417">a</text:span><text:span text:style-name="_32_581">t</text:span><text:span text:style-name="_35_"> </text:span><text:span text:style-name="_31_573">p</text:span><text:span text:style-name="_32_389">r</text:span><text:span text:style-name="_34_57">o</text:span><text:span text:style-name="_31_777">m</text:span><text:span text:style-name="_32_437">i</text:span><text:span text:style-name="_32_29">s</text:span><text:span text:style-name="_31_789">e</text:span><text:span text:style-name="_32_641">s</text:span><text:span text:style-name="_35_"> </text:span><text:span text:style-name="_31_681">a</text:span><text:span text:style-name="_32_389">m</text:span><text:span text:style-name="_35_29">a</text:span><text:span text:style-name="_31_237">z</text:span><text:span text:style-name="_32_113">i</text:span><text:span text:style-name="_34_93">n</text:span><text:span text:style-name="_31_789">g</text:span><text:span text:style-name="_31_805"> </text:span><text:span text:style-name="_34_57">m</text:span><text:span text:style-name="_31_717">e</text:span><text:span text:style-name="_32_245">d</text:span><text:span text:style-name="_34_93">i</text:span><text:span text:style-name="_31_501">c</text:span><text:span text:style-name="_32_221">a</text:span><text:span text:style-name="_33_01">l</text:span><text:span text:style-name="_39_05"> </text:span><text:span text:style-name="_32_041">b</text:span><text:span text:style-name="_35_17">r</text:span><text:span text:style-name="_31_177">e</text:span><text:span text:style-name="_32_281">a</text:span><text:span text:style-name="_38_53">k</text:span><text:span text:style-name="_31_129">t</text:span><text:span text:style-name="_32_029">h</text:span><text:span text:style-name="_36_01">r</text:span><text:span text:style-name="_31_345">o</text:span><text:span text:style-name="_32_029">u</text:span><text:span text:style-name="_34_45">g</text:span><text:span text:style-name="_31_381">h</text:span><text:span text:style-name="_32_221">s</text:span><text:span text:style-name="_38_77">,</text:span><text:span text:style-name="_39_09"> </text:span><text:span text:style-name="_32_389">b</text:span><text:span text:style-name="_36_37">u</text:span><text:span text:style-name="_31_357">t</text:span><text:span text:style-name="_31_805"> </text:span><text:span text:style-name="_38_89">a</text:span><text:span text:style-name="_31_681">l</text:span><text:span text:style-name="_32_137">s</text:span><text:span text:style-name="_38_17">o</text:span><text:span text:style-name="_39_05"> </text:span><text:span text:style-name="_32_389">e</text:span><text:span text:style-name="_36_25">c</text:span><text:span text:style-name="_31_561">o</text:span><text:span text:style-name="_32_677">n</text:span><text:span text:style-name="_38_17">o</text:span><text:span text:style-name="_31_249">m</text:span><text:span text:style-name="_32_509">i</text:span><text:span text:style-name="_33_49">c</text:span><text:span text:style-name="_39_05"> </text:span><text:span text:style-name="_32_293">d</text:span><text:span text:style-name="_33_13">i</text:span><text:span text:style-name="_31_717">s</text:span><text:span text:style-name="_32_605">r</text:span><text:span text:style-name="_33_37">u</text:span><text:span text:style-name="_31_129">p</text:span><text:span text:style-name="_32_245">t</text:span><text:span text:style-name="_33_49">i</text:span><text:span text:style-name="_31_489">o</text:span><text:span text:style-name="_32_209">n</text:span><text:span text:style-name="_36_61">s</text:span><text:span text:style-name="_39_05"> </text:span><text:span text:style-name="_32_245">t</text:span><text:span text:style-name="_36_01">h</text:span><text:span text:style-name="_31_141">a</text:span><text:span text:style-name="_32_437">t</text:span><text:span text:style-name="_35_"> </text:span><text:span text:style-name="_31_681">s</text:span><text:span text:style-name="_32_461">t</text:span><text:span text:style-name="_33_13">r</text:span><text:span text:style-name="_31_573">a</text:span><text:span text:style-name="_32_221">i</text:span><text:span text:style-name="_34_09">n</text:span><text:span text:style-name="_39_09"> </text:span><text:span text:style-name="_32_101">w</text:span><text:span text:style-name="_34_09">o</text:span><text:span text:style-name="_31_489">r</text:span><text:span text:style-name="_32_689">k</text:span><text:span text:style-name="_37_81">i</text:span><text:span text:style-name="_31_789">n</text:span><text:span text:style-name="_32_617">g</text:span><text:span text:style-name="_35_"> </text:span><text:span text:style-name="_31_597">f</text:span><text:span text:style-name="_32_401">a</text:span><text:span text:style-name="_36_97">m</text:span><text:span text:style-name="_31_597">i</text:span><text:span text:style-name="_32_029">l</text:span><text:span text:style-name="_36_25">i</text:span><text:span text:style-name="_31_741">e</text:span><text:span text:style-name="_32_617">s</text:span><text:span text:style-name="_34_81">.</text:span><text:span text:style-name="_39_05"> </text:span><text:span text:style-name="_32_329">I</text:span><text:span text:style-name="_35_29">t</text:span><text:span text:style-name="_39_05"> </text:span><text:span text:style-name="_32_077">p</text:span><text:span text:style-name="_32_41">r</text:span><text:span text:style-name="_31_501">o</text:span><text:span text:style-name="_32_605">m</text:span><text:span text:style-name="_36_97">i</text:span><text:span text:style-name="_31_381">s</text:span><text:span text:style-name="_32_497">e</text:span><text:span text:style-name="_34_57">s</text:span><text:span text:style-name="_39_05"> </text:span><text:span text:style-name="_32_677">e</text:span><text:span text:style-name="_35_89">d</text:span><text:span text:style-name="_31_357">u</text:span><text:span text:style-name="_32_329">c</text:span><text:span text:style-name="_37_09">a</text:span><text:span text:style-name="_31_489">t</text:span><text:span text:style-name="_32_257">i</text:span><text:span text:style-name="_34_81">o</text:span><text:span text:style-name="_31_129">n</text:span><text:span text:style-name="_31_809"> </text:span><text:span text:style-name="_36_25">f</text:span><text:span text:style-name="_31_429">o</text:span><text:span text:style-name="_32_581">r</text:span><text:span text:style-name="_35_"> </text:span><text:span text:style-name="_31_357">g</text:span><text:span text:style-name="_32_257">i</text:span><text:span text:style-name="_36_73">r</text:span><text:span text:style-name="_31_321">l</text:span><text:span text:style-name="_32_425">s</text:span><text:span text:style-name="_39_"> </text:span><text:span text:style-name="_31_753">i</text:span><text:span text:style-name="_32_209">n</text:span><text:span text:style-name="_39_"> </text:span><text:span text:style-name="_31_417">t</text:span><text:span text:style-name="_32_509">h</text:span><text:span text:style-name="_34_21">e</text:span><text:span text:style-name="_39_09"> </text:span><text:span text:style-name="_32_617">m</text:span><text:span text:style-name="_37_69">o</text:span><text:span text:style-name="_31_249">s</text:span><text:span text:style-name="_32_581">t</text:span><text:span text:style-name="_35_"> </text:span><text:span text:style-name="_31_357">r</text:span><text:span text:style-name="_32_401">e</text:span><text:span text:style-name="_36_01">m</text:span><text:span text:style-name="_31_741">o</text:span><text:span text:style-name="_32_401">t</text:span><text:span text:style-name="_38_41">e</text:span><text:span text:style-name="_39_09"> </text:span><text:span text:style-name="_32_605">v</text:span><text:span text:style-name="_34_09">i</text:span><text:span text:style-name="_31_165">l</text:span><text:span text:style-name="_32_641">l</text:span><text:span text:style-name="_36_97">a</text:span><text:span text:style-name="_31_129">g</text:span><text:span text:style-name="_32_113">e</text:span><text:span text:style-name="_38_89">s</text:span><text:span text:style-name="_31_501">,</text:span><text:span text:style-name="_31_809"> </text:span><text:span text:style-name="_37_81">b</text:span><text:span text:style-name="_31_357">u</text:span><text:span text:style-name="_32_389">t</text:span><text:span text:style-name="_35_"> </text:span><text:span text:style-name="_31_681">a</text:span><text:span text:style-name="_32_281">l</text:span><text:span text:style-name="_36_37">s</text:span><text:span text:style-name="_31_357">o</text:span><text:span text:style-name="_31_805"> </text:span><text:span text:style-name="_33_37">c</text:span><text:span text:style-name="_31_393">o</text:span><text:span text:style-name="_32_689">n</text:span><text:span text:style-name="_32_77">n</text:span><text:span text:style-name="_31_777">e</text:span><text:span text:style-name="_32_293">c</text:span><text:span text:style-name="_38_89">t</text:span><text:span text:style-name="_31_129">s</text:span><text:span text:style-name="_31_805"> </text:span><text:span text:style-name="_34_45">t</text:span><text:span text:style-name="_31_381">e</text:span><text:span text:style-name="_32_041">r</text:span><text:span text:style-name="_34_21">r</text:span><text:span text:style-name="_31_681">o</text:span><text:span text:style-name="_32_689">r</text:span><text:span text:style-name="_37_69">i</text:span><text:span text:style-name="_31_681">s</text:span><text:span text:style-name="_32_617">t</text:span><text:span text:style-name="_32_29">s</text:span><text:span text:style-name="_39_05"> </text:span><text:span text:style-name="_32_077">p</text:span><text:span text:style-name="_34_45">l</text:span><text:span text:style-name="_31_501">o</text:span><text:span text:style-name="_32_029">t</text:span><text:span text:style-name="_32_77">t</text:span><text:span text:style-name="_31_201">i</text:span><text:span text:style-name="_32_329">n</text:span><text:span text:style-name="_32_77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6:28.08</meta:creation-date>
    <dc:title>Haathi</dc:title>
    <meta:editing-duration>PT5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17:24.43</dc:date>
    <meta:template xlink:type="simple" xlink:actuate="onRequest" xlink:title="Haathi" xlink:href="file:///C:/Users/kwa/AppData/Roaming/OpenOffice/4/user/template/Haathi.ott" meta:date="2016-02-22T21:16:27.73"/>
  </office:meta>
</office:document-meta>
</file>